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Header">
      <style:text-properties officeooo:rsid="0013b241" officeooo:paragraph-rsid="0013b241"/>
    </style:style>
    <style:style style:name="P2" style:family="paragraph" style:parent-style-name="Standard">
      <style:paragraph-properties fo:text-align="center" style:justify-single-word="false"/>
      <style:text-properties officeooo:rsid="0013b241" officeooo:paragraph-rsid="0013b241"/>
    </style:style>
    <style:style style:name="P3" style:family="paragraph" style:parent-style-name="Standard">
      <style:paragraph-properties fo:text-align="start" style:justify-single-word="false"/>
      <style:text-properties officeooo:rsid="001556fb" officeooo:paragraph-rsid="001556fb"/>
    </style:style>
    <style:style style:name="P4" style:family="paragraph" style:parent-style-name="Standard">
      <style:paragraph-properties fo:text-align="start" style:justify-single-word="false"/>
      <style:text-properties officeooo:rsid="001556fb" officeooo:paragraph-rsid="0053f707"/>
    </style:style>
    <style:style style:name="P5" style:family="paragraph" style:parent-style-name="Standard">
      <style:paragraph-properties fo:text-align="justify" style:justify-single-word="false"/>
      <style:text-properties officeooo:rsid="001556fb" officeooo:paragraph-rsid="001556fb"/>
    </style:style>
    <style:style style:name="P6" style:family="paragraph" style:parent-style-name="Standard">
      <style:paragraph-properties fo:text-align="center" style:justify-single-word="false"/>
      <style:text-properties officeooo:rsid="001556fb" officeooo:paragraph-rsid="0053f707"/>
    </style:style>
    <style:style style:name="P7" style:family="paragraph" style:parent-style-name="Standard">
      <style:paragraph-properties fo:text-align="start" style:justify-single-word="false"/>
      <style:text-properties officeooo:rsid="00870675" officeooo:paragraph-rsid="00870675"/>
    </style:style>
    <style:style style:name="P8" style:family="paragraph" style:parent-style-name="Standard">
      <style:paragraph-properties fo:text-align="start" style:justify-single-word="false"/>
      <style:text-properties officeooo:rsid="008d5c50" officeooo:paragraph-rsid="008d5c50"/>
    </style:style>
    <style:style style:name="P9" style:family="paragraph" style:parent-style-name="Standard">
      <style:paragraph-properties fo:text-align="start" style:justify-single-word="false"/>
      <style:text-properties officeooo:rsid="009c573c" officeooo:paragraph-rsid="009c573c"/>
    </style:style>
    <style:style style:name="P10" style:family="paragraph" style:parent-style-name="Standard">
      <style:paragraph-properties fo:text-align="start" style:justify-single-word="false"/>
      <style:text-properties officeooo:paragraph-rsid="009c573c"/>
    </style:style>
    <style:style style:name="P11" style:family="paragraph" style:parent-style-name="Standard">
      <style:paragraph-properties fo:text-align="start" style:justify-single-word="false"/>
      <style:text-properties officeooo:paragraph-rsid="001556fb"/>
    </style:style>
    <style:style style:name="P12" style:family="paragraph" style:parent-style-name="Standard">
      <style:paragraph-properties fo:text-align="start" style:justify-single-word="false"/>
      <style:text-properties officeooo:paragraph-rsid="009e1e05"/>
    </style:style>
    <style:style style:name="P13" style:family="paragraph" style:parent-style-name="Standard">
      <style:paragraph-properties fo:text-align="start" style:justify-single-word="false"/>
      <style:text-properties officeooo:paragraph-rsid="00a5db8e"/>
    </style:style>
    <style:style style:name="P14" style:family="paragraph" style:parent-style-name="Standard">
      <style:paragraph-properties fo:text-align="start" style:justify-single-word="false"/>
      <style:text-properties officeooo:paragraph-rsid="00ad5710"/>
    </style:style>
    <style:style style:name="P15" style:family="paragraph" style:parent-style-name="Standard">
      <style:paragraph-properties fo:text-align="start" style:justify-single-word="false"/>
      <style:text-properties officeooo:rsid="001556fb" officeooo:paragraph-rsid="001556fb"/>
    </style:style>
    <style:style style:name="P16" style:family="paragraph" style:parent-style-name="Standard">
      <style:paragraph-properties fo:text-align="start" style:justify-single-word="false"/>
      <style:text-properties officeooo:rsid="00ac6ba4" officeooo:paragraph-rsid="00ac6ba4"/>
    </style:style>
    <style:style style:name="P17" style:family="paragraph" style:parent-style-name="Standard">
      <style:paragraph-properties fo:text-align="start" style:justify-single-word="false"/>
      <style:text-properties officeooo:rsid="00ad5710" officeooo:paragraph-rsid="00ad5710"/>
    </style:style>
    <style:style style:name="T1" style:family="text">
      <style:text-properties officeooo:rsid="009ab20c"/>
    </style:style>
    <style:style style:name="T2" style:family="text">
      <style:text-properties officeooo:rsid="0015d14c"/>
    </style:style>
    <style:style style:name="T3" style:family="text">
      <style:text-properties officeooo:rsid="00246edd"/>
    </style:style>
    <style:style style:name="T4" style:family="text">
      <style:text-properties officeooo:rsid="004ee784"/>
    </style:style>
    <style:style style:name="T5" style:family="text">
      <style:text-properties officeooo:rsid="0058c2b9"/>
    </style:style>
    <style:style style:name="T6" style:family="text">
      <style:text-properties officeooo:rsid="005b218e"/>
    </style:style>
    <style:style style:name="T7" style:family="text">
      <style:text-properties officeooo:rsid="008b9f8b"/>
    </style:style>
    <style:style style:name="T8" style:family="text">
      <style:text-properties officeooo:rsid="009c573c"/>
    </style:style>
    <style:style style:name="T9" style:family="text">
      <style:text-properties officeooo:rsid="009e1e05"/>
    </style:style>
    <style:style style:name="T10" style:family="text">
      <style:text-properties officeooo:rsid="001556fb"/>
    </style:style>
    <style:style style:name="T11" style:family="text">
      <style:text-properties officeooo:rsid="00ad5710"/>
    </style:style>
    <style:style style:name="T12" style:family="text">
      <style:text-properties officeooo:rsid="00af383d"/>
    </style:style>
    <style:style style:name="T13" style:family="text">
      <style:text-properties officeooo:rsid="00b4da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Compte rendu du TP2 C++</text:p>
      <text:p text:style-name="P2"/>
      <text:p text:style-name="P3">I. Description <text:span text:style-name="T5">générale</text:span> des classes / <text:span text:style-name="T6">Héritage</text:span></text:p>
      <text:p text:style-name="P3"/>
      <text:p text:style-name="P3"/>
      <text:p text:style-name="P3">Classe Trajet :</text:p>
      <text:p text:style-name="P3"/>
      <text:p text:style-name="P5"><text:tab/><text:span text:style-name="T2">Un trajet est composé d’un point de départ (start) et d’une arrivée (end).</text:span></text:p>
      <text:p text:style-name="P5"><text:tab/><text:span text:style-name="T3">Cette classe est abstraite dans la mesure ou un trajet devra être soit simple soit composé (mais pas juste un trajet tout court). Les attributs et méthodes implémentés ici seront utilisés par <text:s/>toutes les classes héritières.</text:span></text:p>
      <text:p text:style-name="P5"/>
      <text:p text:style-name="P3">Classe TrajetSimple :</text:p>
      <text:p text:style-name="P3"/>
      <text:p text:style-name="P5"><text:tab/><text:span text:style-name="T3">Un trajet simple hérite de Trajet en spécifiant en plus le moyen de transport. En effet un trajet simple ne sera composé que de deux lieux (départ et arrivé, contrairement à un trajet composé).</text:span></text:p>
      <text:p text:style-name="P3"/>
      <text:p text:style-name="P3">Classe TrajetCompose :</text:p>
      <text:p text:style-name="P3"/>
      <text:p text:style-name="P3"><text:tab/><text:span text:style-name="T4">Un trajet composé hérite de Trajet. Il s’agit en fait d’une liste de trajet simples. Le fait d’avoir un telle organisation des classes permet à chaque trajet simple d’un trajet composé de disposer de son propre moyen de transport.</text:span></text:p>
      <text:p text:style-name="P3"/>
      <text:p text:style-name="P7">II. <text:span text:style-name="T7">Dessin de la structure de donnée (au travers d’un exemple concret)</text:span></text:p>
      <text:p text:style-name="P7"/>
      <text:p text:style-name="P8"><text:tab/>D’après les besoins du cahier des charges nous avons réalisé l’UML suivant.</text:p>
      <text:p text:style-name="P3"/>
      <text:p text:style-name="P6">insérer UML final</text:p>
      <text:p text:style-name="P4"/>
      <text:p text:style-name="P3"/>
      <text:p text:style-name="P9">III. Listing des interfaces et réalisations</text:p>
      <text:p text:style-name="P10"><text:span text:style-name="T8">- IU : demo.cpp</text:span></text:p>
      <text:p text:style-name="P9">- Catalogue : Catalogue.h / Catalogue.cpp</text:p>
      <text:p text:style-name="P9">- Trajet : Trajet.h / Trajet.cpp</text:p>
      <text:p text:style-name="P9">- Trajet simple : TrajetSimple.h / TrajetSimple.cpp</text:p>
      <text:p text:style-name="P9">- Trajet composé : TrajetCompose.h / TrajetCompose.cpp</text:p>
      <text:p text:style-name="P3"/>
      <text:p text:style-name="P3"/>
      <text:p text:style-name="P3">I<text:span text:style-name="T9">V. Problèmes rencontrées</text:span></text:p>
      <text:p text:style-name="P11"/>
      <text:p text:style-name="P12"><text:span text:style-name="T10"><text:tab/>Lors de l’écriture de l’UML nous avons déclaré des const partout où il nous le semblait nécessaire. Cependant, nous nous sommes rabattus sur l’idée d’en mettre moins car nous pensions que certaines variables ne devaient pas l’être. Mais finalement, l’UML était correct : il a donc fallu replacer certains const. Nous avons donc appris que des variables dynamiques pouvaient être déclarés const.</text:span></text:p>
      <text:p text:style-name="P13"><text:span text:style-name="T10"><text:tab/>Concernant la fuite de mémoire, l’utilisation de Valgrind nous a permis de remplacer les delete par delete[] pour désallouer un tableau ainsi que de mettre en évidence que nous avions oublié d’implémenter le destructeur de trajet composé en entier.</text:span></text:p>
      <text:p text:style-name="P17"><text:soft-page-break/>V. Axe<text:span text:style-name="T13">s </text:span>d’évolution</text:p>
      <text:p text:style-name="P17"/>
      <text:p text:style-name="P17"><text:tab/>Une première possible serait d’ajouter un service au sein de notre classe Catalogue qui permettrait de supprimer un trajet.</text:p>
      <text:p text:style-name="P14"><text:span text:style-name="T11"><text:tab/>Deuxièmement, nous pourrions effectuer une vérification de jointure entre deux trajets consécutifs d’un trajet composé.</text:span></text:p>
      <text:p text:style-name="P17"><text:tab/>En dernier lieu, <text:span text:style-name="T12">il serait utile de pouvoir créer un nouveau trajet composé à partir d’autres trajets composés.</text:span></text:p>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b241" officeooo:paragraph-rsid="0013b241"/>
    </style:style>
    <style:style style:name="MT1" style:family="text">
      <style:text-properties officeooo:rsid="009ab20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Quentin DE ANDRIA et Louis ROB<text:tab/><text:tab/>3IF-1.4 Novembre 2019<text:span text:style-name="MT1">s</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15:17:22.241910676</meta:creation-date>
    <dc:date>2019-11-30T19:56:34.021387232</dc:date>
    <meta:editing-duration>PT1H24M9S</meta:editing-duration>
    <meta:editing-cycles>72</meta:editing-cycles>
    <meta:generator>LibreOffice/6.3.3.2.0$Linux_X86_64 LibreOffice_project/30$Build-2</meta:generator>
    <meta:document-statistic meta:table-count="0" meta:image-count="0" meta:object-count="0" meta:page-count="2" meta:paragraph-count="26" meta:word-count="374" meta:character-count="2348" meta:non-whitespace-character-count="1988"/>
  </office:meta>
</office:document-meta>
</file>